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>
            <text:p>Module</text:p>
          </table:table-cell>
          <table:table-cell table:style-name="ce2" office:value-type="string">
            <text:p>Niveau</text:p>
          </table:table-cell>
          <table:table-cell table:style-name="ce8" office:value-type="string">
            <text:p>Lumières</text:p>
          </table:table-cell>
          <table:table-cell table:style-name="ce11" office:value-type="string" table:number-columns-spanned="2" table:number-rows-spanned="1">
            <text:p>Device / 1-Wire</text:p>
          </table:table-cell>
          <table:covered-table-cell table:style-name="ce12"/>
          <table:table-cell office:value-type="string">
            <text:p>Cables sortants</text:p>
          </table:table-cell>
        </table:table-row>
        <table:table-row table:style-name="ro1">
          <table:table-cell/>
          <table:table-cell table:style-name="ce3" office:value-type="float" office:value="1" table:number-columns-spanned="1" table:number-rows-spanned="6">
            <text:p>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7</text:p>
          </table:table-cell>
          <table:table-cell table:style-name="ce12" office:value-type="string" table:number-columns-spanned="2" table:number-rows-spanned="1">
            <text:p>H1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 office:value-type="string">
            <text:p>L8</text:p>
          </table:table-cell>
          <table:table-cell office:value-type="string">
            <text:p>B7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8.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2" table:number-columns-spanned="1" table:number-rows-spanned="6">
            <text:p>2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6</text:p>
          </table:table-cell>
          <table:table-cell table:style-name="ce12" office:value-type="string" table:number-columns-spanned="2" table:number-rows-spanned="1">
            <text:p>T1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6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4.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M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6" office:value-type="float" office:value="3" table:number-columns-spanned="1" table:number-rows-spanned="6">
            <text:p>3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9</text:p>
          </table:table-cell>
          <table:table-cell table:style-name="ce12" office:value-type="string" table:number-columns-spanned="2" table:number-rows-spanned="1">
            <text:p>B9.1</text:p>
          </table:table-cell>
          <table:covered-table-cell table:style-name="ce12"/>
          <table:table-cell table:style-name="ce16"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 office:value-type="string">
            <text:p>B6.1</text:p>
          </table:table-cell>
          <table:table-cell/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4" table:number-columns-spanned="1" table:number-rows-spanned="6">
            <text:p>4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4</text:p>
          </table:table-cell>
          <table:table-cell table:style-name="ce12" office:value-type="string" table:number-columns-spanned="2" table:number-rows-spanned="1">
            <text:p>T8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 office:value-type="string">
            <text:p>L19</text:p>
          </table:table-cell>
          <table:table-cell office:value-type="string">
            <text:p>B19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4.2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M3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M10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7" office:value-type="float" office:value="5" table:number-columns-spanned="1" table:number-rows-spanned="6">
            <text:p>5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3</text:p>
          </table:table-cell>
          <table:table-cell table:style-name="ce12" office:value-type="string" table:number-columns-spanned="2" table:number-rows-spanned="1">
            <text:p>B4.3</text:p>
          </table:table-cell>
          <table:covered-table-cell table:style-name="ce12"/>
          <table:table-cell table:style-name="ce16"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4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3.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5.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M4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 office:value-type="string">
            <text:p>M9</text:p>
          </table:table-cell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6" table:number-columns-spanned="1" table:number-rows-spanned="6">
            <text:p>6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5</text:p>
          </table:table-cell>
          <table:table-cell table:style-name="ce12" office:value-type="string" table:number-columns-spanned="2" table:number-rows-spanned="1">
            <text:p>B5.1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1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M6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7" table:number-columns-spanned="1" table:number-rows-spanned="6">
            <text:p>7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/>
          <table:table-cell table:style-name="ce12" office:value-type="string" table:number-columns-spanned="2" table:number-rows-spanned="1">
            <text:p>T2</text:p>
          </table:table-cell>
          <table:covered-table-cell table:style-name="ce12"/>
          <table:table-cell office:value-type="float" office:value="2">
            <text:p>2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3.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4.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2.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 office:value-type="string">
            <text:p>M5</text:p>
          </table:table-cell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8" table:number-columns-spanned="1" table:number-rows-spanned="6">
            <text:p>8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10</text:p>
          </table:table-cell>
          <table:table-cell table:style-name="ce12" office:value-type="string" table:number-columns-spanned="2" table:number-rows-spanned="1">
            <text:p>B10.1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 office:value-type="string">
            <text:p>L11</text:p>
          </table:table-cell>
          <table:table-cell office:value-type="string">
            <text:p>B11.2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9" table:number-columns-spanned="1" table:number-rows-spanned="6">
            <text:p>9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19</text:p>
          </table:table-cell>
          <table:table-cell table:style-name="ce12" office:value-type="string" table:number-columns-spanned="2" table:number-rows-spanned="1">
            <text:p>T7</text:p>
          </table:table-cell>
          <table:covered-table-cell table:style-name="ce12"/>
          <table:table-cell office:value-type="float" office:value="3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0.2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6.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M7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M8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0" table:number-columns-spanned="1" table:number-rows-spanned="6">
            <text:p>10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2</text:p>
          </table:table-cell>
          <table:table-cell table:style-name="ce12" office:value-type="string" table:number-columns-spanned="2" table:number-rows-spanned="1">
            <text:p>B2.1</text:p>
          </table:table-cell>
          <table:covered-table-cell table:style-name="ce12"/>
          <table:table-cell office:value-type="float" office:value="3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1" table:number-columns-spanned="1" table:number-rows-spanned="6">
            <text:p>1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 office:value-type="string">
            <text:p>L10</text:p>
          </table:table-cell>
          <table:table-cell table:style-name="ce12" office:value-type="string" table:number-columns-spanned="2" table:number-rows-spanned="1">
            <text:p>B1.1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 office:value-type="string">
            <text:p>L15</text:p>
          </table:table-cell>
          <table:table-cell office:value-type="string">
            <text:p>B12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M2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2" table:number-columns-spanned="1" table:number-rows-spanned="6">
            <text:p>12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8" office:value-type="string">
            <text:p>L12</text:p>
          </table:table-cell>
          <table:table-cell table:style-name="ce12" office:value-type="string" table:number-columns-spanned="2" table:number-rows-spanned="1">
            <text:p>B12.2</text:p>
          </table:table-cell>
          <table:covered-table-cell table:style-name="ce12"/>
          <table:table-cell office:value-type="float" office:value="3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7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3" table:number-columns-spanned="1" table:number-rows-spanned="6">
            <text:p>13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8" office:value-type="string">
            <text:p>L18</text:p>
          </table:table-cell>
          <table:table-cell table:style-name="ce12" office:value-type="string" table:number-columns-spanned="2" table:number-rows-spanned="1">
            <text:p>T3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8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8.2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4" table:number-columns-spanned="1" table:number-rows-spanned="6">
            <text:p>14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8" office:value-type="string">
            <text:p>L19</text:p>
          </table:table-cell>
          <table:table-cell table:style-name="ce12" office:value-type="string" table:number-columns-spanned="2" table:number-rows-spanned="1">
            <text:p>T5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9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9.2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5" table:number-columns-spanned="1" table:number-rows-spanned="6">
            <text:p>15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8" office:value-type="string">
            <text:p>L20</text:p>
          </table:table-cell>
          <table:table-cell table:style-name="ce12" office:value-type="string" table:number-columns-spanned="2" table:number-rows-spanned="1">
            <text:p>T6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20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20.2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6" table:number-columns-spanned="1" table:number-rows-spanned="6">
            <text:p>16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8" office:value-type="string">
            <text:p>L21</text:p>
          </table:table-cell>
          <table:table-cell table:style-name="ce12" office:value-type="string" table:number-columns-spanned="2" table:number-rows-spanned="1">
            <text:p>B21.1</text:p>
          </table:table-cell>
          <table:covered-table-cell table:style-name="ce12"/>
          <table:table-cell office:value-type="float" office:value="3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7" table:number-columns-spanned="1" table:number-rows-spanned="6">
            <text:p>17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8" office:value-type="string">
            <text:p>L22</text:p>
          </table:table-cell>
          <table:table-cell table:style-name="ce12" office:value-type="string" table:number-columns-spanned="2" table:number-rows-spanned="1">
            <text:p>H2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 office:value-type="string">
            <text:p>L23</text:p>
          </table:table-cell>
          <table:table-cell office:value-type="string">
            <text:p>B22.1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23.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8" table:number-columns-spanned="1" table:number-rows-spanned="6">
            <text:p>18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8" office:value-type="string">
            <text:p>L17</text:p>
          </table:table-cell>
          <table:table-cell table:style-name="ce12" office:value-type="string" table:number-columns-spanned="2" table:number-rows-spanned="1">
            <text:p>T4</text:p>
          </table:table-cell>
          <table:covered-table-cell table:style-name="ce12"/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7.2</text:p>
          </table:table-cell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B17.3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 office:value-type="string">
            <text:p>M11</text:p>
          </table:table-cell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>
          <table:table-cell/>
          <table:table-cell table:style-name="ce3" office:value-type="float" office:value="18" table:number-columns-spanned="1" table:number-rows-spanned="6">
            <text:p>18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/>
          <table:table-cell table:style-name="ce12" table:number-columns-spanned="2" table:number-rows-spanned="1"/>
          <table:covered-table-cell table:style-name="ce12"/>
          <table:table-cell office:value-type="float" office:value="2">
            <text:p>2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table-cell table:style-name="ce14" table:number-columns-spanned="1" table:number-rows-spanned="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4"/>
          <table:table-cell table:style-name="ce9"/>
          <table:table-cell/>
          <table:covered-table-cell table:style-name="ce15"/>
          <table:table-cell/>
        </table:table-row>
        <table:table-row table:style-name="ro1">
          <table:table-cell/>
          <table:covered-table-cell table:number-columns-repeated="2" table:style-name="ce5"/>
          <table:table-cell table:style-name="ce10"/>
          <table:table-cell table:style-name="ce13"/>
          <table:covered-table-cell table:style-name="ce14"/>
          <table:table-cell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10484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10/04/2017</text:date>, <text:time>14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</meta:initial-creator>
    <meta:creation-date>2017-03-31T16:18:32.78</meta:creation-date>
    <meta:generator>OpenOffice/4.1.2$Win32 OpenOffice.org_project/412m3$Build-9782</meta:generator>
    <dc:date>2017-04-10T14:47:32.20</dc:date>
    <dc:creator>Stéphane </dc:creator>
    <meta:editing-duration>PT11H35M45S</meta:editing-duration>
    <meta:editing-cycles>4</meta:editing-cycles>
    <meta:document-statistic meta:table-count="3" meta:cell-count="143" meta:object-count="0"/>
  </office:meta>
</office:document-meta>
</file>